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f65" officeooo:paragraph-rsid="00050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ze Game Setup Gu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2:05:17.148034424</meta:creation-date>
    <dc:date>2017-09-12T22:07:21.582127687</dc:date>
    <meta:editing-duration>PT2M4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5.1.6.2$Linux_X86_64 LibreOffice_project/10m0$Build-2</meta:generator>
  </office:meta>
</office:document-meta>
</file>